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2">
      <style:text-properties fo:language="en" fo:country="US"/>
    </style:style>
    <style:style style:name="P26" style:family="paragraph" style:parent-style-name="Heading_20_2">
      <style:text-properties fo:font-style="normal" style:font-style-asian="normal" style:font-style-complex="normal"/>
    </style:style>
    <style:style style:name="P27" style:family="paragraph" style:parent-style-name="Heading_20_2" style:master-page-name="">
      <style:paragraph-properties style:page-number="auto" fo:break-before="page"/>
      <style:text-properties fo:font-style="normal" style:font-style-asian="normal" style:font-style-complex="normal"/>
    </style:style>
    <style:style style:name="P28" style:family="paragraph" style:parent-style-name="Heading_20_3" style:list-style-name=""/>
    <style:style style:name="P29" style:family="paragraph" style:parent-style-name="Heading_20_3">
      <style:text-properties fo:font-style="normal" style:font-style-asian="normal" style:font-style-complex="normal"/>
    </style:style>
    <style:style style:name="P30" style:family="paragraph" style:parent-style-name="Heading_20_3" style:list-style-name="">
      <style:text-properties fo:font-style="normal" style:font-style-asian="normal" style:font-style-complex="normal"/>
    </style:style>
    <style:style style:name="P31" style:family="paragraph" style:parent-style-name="Heading_20_3">
      <style:paragraph-properties fo:break-before="page"/>
    </style:style>
    <style:style style:name="P32" style:family="paragraph" style:parent-style-name="Heading_20_3">
      <style:paragraph-properties fo:break-before="page"/>
      <style:text-properties fo:font-style="normal" style:font-style-asian="normal" style:font-style-complex="normal"/>
    </style:style>
    <style:style style:name="P33" style:family="paragraph" style:parent-style-name="Heading_20_1">
      <style:paragraph-properties fo:break-before="page"/>
    </style:style>
    <style:style style:name="P34" style:family="paragraph" style:parent-style-name="Contents_20_2">
      <style:paragraph-properties>
        <style:tab-stops>
          <style:tab-stop style:position="6.0673in" style:type="right" style:leader-style="dotted" style:leader-text="."/>
        </style:tab-stops>
      </style:paragraph-properties>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3">
      <style:paragraph-properties>
        <style:tab-stops>
          <style:tab-stop style:position="5.8673in" style:type="right" style:leader-style="dotted" style:leader-text="."/>
        </style:tab-stops>
      </style:paragraph-properties>
    </style:style>
    <style:style style:name="P37"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style:use-window-font-color="true" style:font-name="Courier New" fo:font-size="10pt" style:font-name-asian="Courier New" style:font-size-asian="10pt" style:font-name-complex="Courier New" style:font-size-complex="10pt"/>
    </style:style>
    <style:style style:name="T10" style:family="text">
      <style:text-properties fo:color="#141312"/>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style:font-name="CMR10" fo:font-size="10pt" style:font-name-asian="CMR10" style:font-size-asian="10pt" style:font-name-complex="CMR10" style:font-size-complex="10pt"/>
    </style:style>
    <style:style style:name="T14" style:family="text">
      <style:text-properties style:font-name="CMR10" fo:font-size="10pt" fo:language="en" fo:country="US" style:font-name-asian="CMR10" style:font-size-asian="10pt" style:font-name-complex="CMR10" style:font-size-complex="10pt"/>
    </style:style>
    <style:style style:name="T15"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6/11/10</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1.0</text:user-defined></text:p>
              </table:table-cell>
            </table:table-row>
          </table:table>
          <text:p text:style-name="Table"/>
        </draw:text-box>
      </draw:frame>
      <text:p text:style-name="Standard"/>
      <text:list xml:id="list346732300" text:style-name="Outline">
        <text:list-item>
          <text:h text:style-name="P33"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4"><text:s/>0.1. <text:s/>Table of Contents<text:tab/>2</text:p>
          <text:p text:style-name="P34"><text:s/>0.2. <text:s/>References<text:tab/>2</text:p>
          <text:p text:style-name="P34"><text:s/>0.3. <text:s/>Document History<text:tab/>3</text:p>
          <text:p text:style-name="P34"><text:s/>0.4. <text:s/>Copyright<text:tab/>3</text:p>
          <text:p text:style-name="P35"><text:s/>1. <text:s/>Introduction<text:tab/>4</text:p>
          <text:p text:style-name="P34"><text:s/>1.1. <text:s/>VDM<text:tab/>4</text:p>
          <text:p text:style-name="P35"><text:s/>2. <text:s/>Using VDMJ<text:tab/>5</text:p>
          <text:p text:style-name="P34"><text:s/>2.1. <text:s/>Starting VDMJ<text:tab/>5</text:p>
          <text:p text:style-name="P34"><text:s/>2.2. <text:s/>Parsing, Type Checking, and Proof Obligations<text:tab/>7</text:p>
          <text:p text:style-name="P34"><text:s/>2.3. <text:s/>The Interpreter<text:tab/>8</text:p>
          <text:p text:style-name="P36"><text:s/>2.3.1. <text:s/>Suppressing Runtime Checks<text:tab/>16</text:p>
          <text:p text:style-name="P34"><text:s/>2.4. <text:s/>Debugging<text:tab/>17</text:p>
          <text:p text:style-name="P36"><text:s/>2.4.1. <text:s/>Single-threaded Debugging<text:tab/>17</text:p>
          <text:p text:style-name="P36"><text:s/>2.4.2. <text:s/>VDM++ Multi-threaded Debugging<text:tab/>20</text:p>
          <text:p text:style-name="P36"><text:s/>2.4.3. <text:s/>VDM-RT Debugging and the VDMJC Client<text:tab/>22</text:p>
          <text:p text:style-name="P35"><text:s/>3. <text:s/>Combinatorial Testing<text:tab/>27</text:p>
          <text:p text:style-name="P34"><text:s/>3.1. <text:s/>Debugging Tests<text:tab/>30</text:p>
          <text:p text:style-name="P34"><text:s/>3.2. <text:s/>Filtering Tests<text:tab/>32</text:p>
          <text:p text:style-name="P35"><text:s/>4. <text:s/>Internationalization (I18N)<text:tab/>34</text:p>
          <text:p text:style-name="P35"><text:s/>5. <text:s/>The vdmj.properties File<text:tab/>35</text:p>
          <text:p text:style-name="P35"><text:s/>6. <text:s/>Appendix A: The shmem Example<text:tab/>37</text:p>
          <text:p text:style-name="P35"><text:s/>7. <text:s/>Appendix B: Supported Character Sets<text:tab/>42</text:p>
        </text:index-body>
      </text:table-of-content>
      <text:list xml:id="list1376085342" text:continue-numbering="true" text:style-name="Outline">
        <text:list-item>
          <text:list>
            <text:list-item>
              <text:h text:style-name="P25" text:outline-level="2">References</text:h>
            </text:list-item>
          </text:list>
        </text:list-item>
      </text:list>
      <text:list xml:id="list159003609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7">The VDMTools VDM++ Language Manual, http://www.vdmtools.jp/uploads/manuals/langmanpp_a4E.pdf</text:p>
        </text:list-item>
        <text:list-item>
          <text:p text:style-name="P37">Validated Designs for Object-oriented Systems, by John Fitzgerald et. al., <text:a xlink:type="simple" xlink:href="http://www.vdmbook.com/">http://www.vdmbook.com/</text:a></text:p>
        </text:list-item>
        <text:list-item>
          <text:p text:style-name="P37">User Manual for the Overture Combinatorial Testing Plug-in, by Peter Gorm Larsen and Kenneth Lausdahl.</text:p>
        </text:list-item>
        <text:list-item>
          <text:p text:style-name="P37">Overture, Open-source Tools for Formal Modelling, <text:a xlink:type="simple" xlink:href="http://www.overturetool.org/">http://www.overturetool.org/</text:a></text:p>
        </text:list-item>
        <text:list-item>
          <text:p text:style-name="P37"><text:soft-page-break/>VDMJ Project, <text:span text:style-name="T1">SourceForge</text:span>, <text:a xlink:type="simple" xlink:href="https://sourceforge.net/projects/vdmj/">https://sourceforge.net/projects/vdmj/</text:a></text:p>
        </text:list-item>
        <text:list-item>
          <text:p text:style-name="Reference"><text:span text:style-name="T12">VDMJ Design Specification</text:span><text:span text:style-name="T11">, Nick Battle.</text:span></text:p>
        </text:list-item>
        <text:list-item>
          <text:p text:style-name="Reference"><text:span text:style-name="T15">Combinatorial Testing for VDM++</text:span><text:span text:style-name="T14">. Peter Gorm Larsen, Kenneth Lausdahl, and Nick </text:span><text:span text:style-name="T13">Battle, SEFM-2010. </text:span></text:p>
        </text:list-item>
      </text:list>
      <text:list xml:id="list1605645435" text:continue-list="list1376085342"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4">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16/11/10</text:modification-date></text:p>
          </table:table-cell>
          <table:table-cell table:style-name="History.A1" office:value-type="string">
            <text:p text:style-name="Table_20_Contents">Update for Overture 0.3.0 release and misc corrections</text:p>
          </table:table-cell>
        </table:table-row>
      </table:table>
      <text:p text:style-name="Table"><text:span text:style-name="Caption_20_characters"/></text:p>
      <text:list xml:id="list172388922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23073270"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206688529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631251768"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2">or</text:span><text:span text:style-name="T1"> -vdmrt</text:span><text:span text:style-name="T2"> </text:span><text:span text:style-name="T1"><text:s/></text:span><text:span text:style-name="T2">option to indicate the VDM dialect and parser required. The </text:span><text:span text:style-name="T1">-r </text:span><text:span text:style-name="T2">option can be used to indicate the language release, currently </text:span><text:span text:style-name="T1">classic </text:span><text:span text:style-name="T2">or </text:span><text:span text:style-name="T1">vdm10</text:span><text:span text:style-name="T2">. The default is </text:span><text:span text:style-name="T1">classic</text:span><text:span text:style-name="T2">.</text:span></text:p>
      <text:p text:style-name="Text_20_body"><text:span text:style-name="T2">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4).</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default </text:span><text:span text:style-name="T2">option sets the default class or module name, otherwise the default is simply the first class or module encountered by the parser in the file list.</text:span></text:p>
      <text:p text:style-name="Text_20_body"><text:soft-page-break/><text:span text:style-name="T2">The </text:span><text:span text:style-name="T1">-pre, -post, -inv,</text:span><text:span text:style-name="T2"> </text:span><text:span text:style-name="T1">-dtc </text:span><text:span text:style-name="T2">and </text:span><text:span text:style-name="T1">-measures </text:span><text:span text:style-name="T2">options can be used to disable precondition, postcondition, invariant, dynamic type checking and recursive measure checking, respectively. By default, all these checks are performed.</text:span></text:p>
      <text:p text:style-name="Text_20_body"><text:span text:style-name="T2">The </text:span><text:span text:style-name="T1">-log </text:span><text:span text:style-name="T2">option is for use with </text:span><text:span text:style-name="T1">-vdmrt</text:span><text:span text:style-name="T2">, and causes real-time events from the model to be written to the file name given. <text:s/>These are useful with the Overture Eclipse GUI, which has a plugin to display timing diagrams [8].</text:span></text:p>
      <text:p text:style-name="Text_20_body"><text:span text:style-name="T2">The </text:span><text:span text:style-name="T1">-remote </text:span><text:span text:style-name="T2">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2">If </text:span><text:span text:style-name="T1">flat.def </text:span><text:span text:style-name="T2">contains a simple VDM-SL specification of the factorial function, called “f”, the following </text:span><text:span text:style-name="T2">illustrate ways to test the specification, with user input shown in </text:span><text:span text:style-name="T3">bold</text:span><text:span text:style-name="T2">:</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
      <text:p text:style-name="P12">$ java -jar vdmj-2.0.1.jar -vdmsl -p -w flat.def</text:p>
      <text:p text:style-name="P13"><text:soft-page-break/>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w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w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1682951559" text:continue-numbering="true" text:style-name="Outline">
        <text:list-item>
          <text:list>
            <text:list-item>
              <text:h text:style-name="P26"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23081220" text:continue-numbering="true" text:style-name="Outline">
        <text:list-item>
          <text:list>
            <text:list-item>
              <text:h text:style-name="P26" text:outline-level="2"><text:soft-page-break/>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files - list files in the current specification</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gt; state</text:p>
      <text:p text:style-name="P11">M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1"><text:soft-page-break/>M`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M`Q4 = [mk_M(&lt;FREE&gt;, 0, 9999)]</text:p>
      <text:p text:style-name="P11">M`rseed = 87654321</text:p>
      <text:p text:style-name="P11">M`Memory = mk_Memory(87654321, [mk_M(&lt;FREE&gt;, 0, 9999)], [mk_M(&lt;FREE&gt;, 0, 9999)])</text:p>
      <text:p text:style-name="P11">M`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5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text:soft-page-break/>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text:span><text:span text:style-name="T2">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1"/>
      <text:p text:style-name="Preformatted_20_Text"><text:span text:style-name="T3">$ cat rand.assertions</text:span><text:span text:style-name="T2">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oft-page-break/><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text:span><text:span text:style-name="T2">replace the currently loaded specification with a new set of files. Note that if there are any errors in the </text:span><text:span text:style-name="T2">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files - list files in the current specification</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ext:span><text:span text:style-name="T2">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oft-page-break/><text:span text:style-name="T2">types of public static values accessing from the global context. The </text:span><text:span text:style-name="T1">create </text:span><text:span text:style-name="T2">command can be used to </text:span><text:span text:style-name="T2">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text:soft-page-break/>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2">Executing a specification written in the VDM-RT dialect is essentially the same as with VDM++. There is one additional command, </text:span><text:span text:style-name="T1">log</text:span><text:span text:style-name="T2">,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DM-RT specification:</text:span></text:p>
      <text:p text:style-name="P12"/>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text:soft-page-break/>RT event logging disabled</text:p>
      <text:p text:style-name="P15"><text:s/></text:p>
      <text:p text:style-name="P11"/>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text:soft-page-break/>-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text:span><text:span text:style-name="T2">executed or not, respectively. In the example above, there are only three executable lines. Initially, </text:span><text:span text:style-name="T2">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2">and </text:span><text:span text:style-name="T1">merge &lt;dir&gt; </text:span><text:span text:style-name="T2">options to the </text:span><text:span text:style-name="T1">coverage </text:span><text:span text:style-name="T2">command. The </text:span><text:span text:style-name="T1">write </text:span><text:span text:style-name="T2">option saves the current coverage information in </text:span><text:span text:style-name="T1">&lt;dir&gt;</text:span><text:span text:style-name="T2"> for each specification file loaded; the </text:span><text:span text:style-name="T1">merge </text:span><text:span text:style-name="T2">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Detailed coverage information is available with the </text:span><text:span text:style-name="T1">latex </text:span><text:span text:style-name="T2">and </text:span><text:span text:style-name="T1">latexdoc </text:span><text:span text:style-name="T2">commands. These write LaTeX </text:span><text:span text:style-name="T2">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2">command is the same, except that output files 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2">Coverage information is reset when a specification is loaded or initialized, or when the command </text:span><text:span text:style-name="T1">coverage clear </text:span><text:span text:style-name="T2">is executed, otherwise coverage is cumulative. If several files are loaded, the coverage for just one </text:span><text:span text:style-name="T2">source file can be listed with </text:span><text:span text:style-name="T1">coverage</text:span><text:span text:style-name="T2"> &lt;</text:span><text:span text:style-name="T1">file</text:span><text:span text:style-name="T2">&gt; or </text:span><text:span text:style-name="T1">latex &lt;file&gt;.</text:span></text:p>
      <text:h text:style-name="P30" text:outline-level="3"/>
      <text:list xml:id="list1939499453" text:continue-numbering="true" text:style-name="Outline">
        <text:list-item>
          <text:list>
            <text:list-item>
              <text:list>
                <text:list-item>
                  <text:h text:style-name="P32"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2"> </text:span><text:span text:style-name="T1">-dtc </text:span><text:span text:style-name="T2">and </text:span><text:span text:style-name="T1">-measures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text:span><text:span text:style-name="T2">SL) and class invariants (in VDM++ and VDM-RT). The </text:span><text:span text:style-name="T1">-dtc </text:span><text:span text:style-name="T2">option (</text:span><text:span text:style-name="T1">dynamic type checking</text:span><text:span text:style-name="T2">) is equivalent to </text:span><text:span text:style-name="T1">-inv </text:span><text:span text:style-name="T2">plus suppression of the checks that occur whenever a value of one type is assigned to another (eg. in parameter passing, result returns, in "let" definitions and binds, variable initializers etc). The </text:span><text:span text:style-name="T1">-measures </text:span><text:span text:style-name="T2">option suppresses recursive function measure checking.</text:span></text:p>
      <text:list xml:id="list468502198" text:continue-numbering="true" text:style-name="Outline">
        <text:list-item>
          <text:list>
            <text:list-item>
              <text:h text:style-name="P27" text:outline-level="2">Debugging</text:h>
              <text:list>
                <text:list-item>
                  <text:h text:style-name="P29"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MainThread-7]&gt; step</text:p>
      <text:p text:style-name="P15"><text:soft-page-break/>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9">&gt;</text:p>
      <text:p text:style-name="Preformatted_20_Text"/>
      <text:p text:style-name="Preformatted_20_Text"/>
      <text:p text:style-name="Text_20_body">These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1"/>
      <text:p text:style-name="P10"><text:soft-page-break/>&gt; trace 14 sk</text:p>
      <text:p text:style-name="P19">Created trace [1] show "sk" in 'A' (test.vpp) at line 14:5</text:p>
      <text:p text:style-name="P19">14: <text:s text:c="5"/>sk := i + j;</text:p>
      <text:p text:style-name="P10">&gt; p test()</text:p>
      <text:p text:style-name="P19">sk = 123 at [1]</text:p>
      <text:p text:style-name="P19">= 3</text:p>
      <text:p text:style-name="P19">Executed in 0.026 secs.</text:p>
      <text:p text:style-name="P19">&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28" text:outline-level="3"/>
      <text:list xml:id="list247204040" text:continue-numbering="true" text:style-name="Outline">
        <text:list-item>
          <text:list>
            <text:list-item>
              <text:list>
                <text:list-item>
                  <text:h text:style-name="P31" text:outline-level="3">VDM++ 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7">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er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643444248" text:continue-numbering="true" text:style-name="Outline">
        <text:list-item>
          <text:list>
            <text:list-item>
              <text:list>
                <text:list-item>
                  <text:h text:style-name="P3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2">command will always show you what you can do:</text:span></text:p>
      <text:p text:style-name="P11"/>
      <text:p text:style-name="P11">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2">command:</text:span></text:p>
      <text:p text:style-name="P15"/>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3"/>
      <text:p text:style-name="Text_20_body">To illustrate threaded debugging, we use the <text:span text:style-name="T1">factorial </text:span><text:span text:style-name="T2">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2">command shows that both threads have stopped because of the breakpoint, and the </text:span><text:span text:style-name="T1">thread 8 </text:span><text:span text:style-name="T2">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2">[Id 1: STOPPED]&gt; </text:span><text:span text:style-name="T2">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11"><text:soft-page-break/></text:p>
      <text:p text:style-name="P10"><text:span text:style-name="T2">[Id 1: STOPPED]&gt; </text:span><text:span text:style-name="T2">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7">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1620474244"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2">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To provide this, a class or module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pan text:style-name="T2">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2"><text:tab/>test2: obj.op1()</text:span><text:span text:style-name="T3">{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4">st</text:span> x <text:span text:style-name="T4">mod</text:span> 2 = 0 in</text:p>
      <text:p text:style-name="Preformatted_20_Text"><text:tab/><text:tab/><text:tab/>let y = x + 1 in</text:p>
      <text:p text:style-name="P18"><text:tab/><text:tab/><text:tab/><text:tab/>(<text:span text:style-name="T4">obj</text:span>.op1(); <text:span text:style-name="T4">obj</text:span>.op2(x,y){1,2} | <text:span text:style-name="T4">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4">int</text:span> * <text:span text:style-name="T4">int</text:span> ==&gt; <text:span text:style-name="T4">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op1(); obj.op2(4, 5); obj.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1825847673"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race operation, which will cause just one test to be executed – and therefore debugged in isolation. For example:</text:p>
      <text:p text:style-name="Preformatted_20_Text"/>
      <text:p text:style-name="Preformatted_20_Text">traces</text:p>
      <text:p text:style-name="Preformatted_20_Text"><text:span text:style-name="T8"><text:tab/>T1: let x in set {111, 222} in obj.</text:span><text:span text:style-name="T5">op</text:span><text:span text:style-name="T9">(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4">op</text:span>: <text:span text:style-name="T4">int</text:span> * <text:span text:style-name="T4">int</text:span> ==&gt; ()</text:p>
      <text:p text:style-name="P18"><text:tab/><text:span text:style-name="T4">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4">obj</text:span>.<text:span text:style-name="T4">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value of previous step return values and given as the overall result of the test. So to run combinatorial tests in a mode where exceptions <text:span text:style-name="T1">do </text:span><text:span text:style-name="T2">trap into the debugger, you can start them with a different command: </text:span><text:span text:style-name="T1">debugtrace</text:span><text:span text:style-name="T2">.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gt; debugtrace B`T 2</text:p>
      <text:p text:style-name="P16"><text:soft-page-break/>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281040031"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2">command. This is a global setting that applies to all combinatorial tests. The simplest way to use the command is to specify a percentage of the tests you want to run – say 10%.</text:span></text:p>
      <text:p text:style-name="P10"><text:soft-page-break/>&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2">.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_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loop variable names and their values when identifying shapes. <text:s/>See [11].</text:p>
      <text:list xml:id="list122594868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1074098010"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988103429"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2"/>
      <text:p text:style-name="Preformatted_20_Text">&gt;<text:span text:style-name="T7">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0">seq</text:span> of M;</text:p>
      <text:p text:style-name="Preformatted_20_Text">--<text:span text:style-name="T10">inv</text:span> Q == </text:p>
      <text:p text:style-name="Preformatted_20_Text">-- <text:s/><text:span text:style-name="T10">forall</text:span> a in set <text:span text:style-name="T10">elems</text:span> Q &amp;</text:p>
      <text:p text:style-name="Preformatted_20_Text">-- <text:s text:c="3"/>(not exists b in set <text:span text:style-name="T10">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0">nat</text:span></text:p>
      <text:p text:style-name="Preformatted_20_Text"><text:s text:c="5"/>stop : <text:span text:style-name="T10">nat</text:span></text:p>
      <text:p text:style-name="Preformatted_20_Text"><text:span text:style-name="T10">inv</text:span> mk_M(-, a, b) == (b &gt;= a)</text:p>
      <text:p text:style-name="Preformatted_20_Text"/>
      <text:p text:style-name="Preformatted_20_Text"/>
      <text:p text:style-name="Preformatted_20_Text">state Memory of</text:p>
      <text:p text:style-name="Preformatted_20_Text"><text:s text:c="2"/><text:span text:style-name="T10">rseed</text:span>: <text:span text:style-name="T10">nat</text:span></text:p>
      <text:p text:style-name="Preformatted_20_Text"><text:s text:c="2"/>Q3: Quadrant</text:p>
      <text:p text:style-name="Preformatted_20_Text"><text:s text:c="2"/>Q4: Quadrant</text:p>
      <text:p text:style-name="Preformatted_20_Text"><text:span text:style-name="T10">inv</text:span> mk_Memory(-, q3, q4) == <text:span text:style-name="T10">len</text:span> q3 &gt; 0 and <text:span text:style-name="T10">len</text:span> q4 &gt; 0</text:p>
      <text:p text:style-name="Preformatted_20_Text"><text:span text:style-name="T10">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0">sizeof</text:span>: M -&gt; nat1</text:p>
      <text:p text:style-name="Preformatted_20_Text"><text:span text:style-name="T10">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0">spacefor</text:span>: nat1 * Quadrant -&gt; nat1</text:p>
      <text:p text:style-name="Preformatted_20_Text"><text:span text:style-name="T10">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0">sizeof</text:span>(h) &gt;= size</text:p>
      <text:p text:style-name="Preformatted_20_Text"><text:s text:c="18"/>then <text:span text:style-name="T10">sizeof</text:span>(h) </text:p>
      <text:p text:style-name="Preformatted_20_Text"><text:s text:c="18"/>else <text:span text:style-name="T10">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0">nat</text:span></text:p>
      <text:p text:style-name="Preformatted_20_Text">QuadrantLen(-,list) == </text:p>
      <text:p text:style-name="Preformatted_20_Text"><text:s text:c="2"/><text:span text:style-name="T10">len</text:span> list;</text:p>
      <text:p text:style-name="Preformatted_20_Text"/>
      <text:p text:style-name="Preformatted_20_Text"><text:span text:style-name="T10">bestfit</text:span>: nat1 * Quadrant -&gt; nat1</text:p>
      <text:p text:style-name="Preformatted_20_Text"><text:span text:style-name="T10">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0">sizeof</text:span>(h) &gt;= size</text:p>
      <text:p text:style-name="Preformatted_20_Text"><text:s text:c="18"/>then least(<text:span text:style-name="T10">sizeof</text:span>(h), <text:span text:style-name="T10">bestfit</text:span>(size, tail))</text:p>
      <text:p text:style-name="Preformatted_20_Text"><text:s text:c="18"/>else <text:span text:style-name="T10">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0">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0">pre</text:span> hole &gt;= size</text:p>
      <text:p text:style-name="Preformatted_20_Text">measure QuadrantLen2;</text:p>
      <text:p text:style-name="Preformatted_20_Text"/>
      <text:p text:style-name="Preformatted_20_Text">QuadrantLen2: nat1 * nat1 * Quadrant -&gt; <text:span text:style-name="T10">nat</text:span></text:p>
      <text:p text:style-name="Preformatted_20_Text">QuadrantLen2(-,-,list) == </text:p>
      <text:p text:style-name="Preformatted_20_Text"><text:s text:c="2"/><text:span text:style-name="T10">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0">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0">nat</text:span></text:p>
      <text:p text:style-name="Preformatted_20_Text">QuadrantLen0(list) == </text:p>
      <text:p text:style-name="Preformatted_20_Text"><text:s text:c="2"/><text:span text:style-name="T10">len</text:span> list;</text:p>
      <text:p text:style-name="Preformatted_20_Text"/>
      <text:p text:style-name="Preformatted_20_Text">delete: M * Quadrant -&gt; Quadrant</text:p>
      <text:p text:style-name="Preformatted_20_Text">delete(item, Q) ==</text:p>
      <text:p text:style-name="Preformatted_20_Text"><text:s text:c="2"/>if <text:span text:style-name="T10">hd</text:span> Q = item</text:p>
      <text:p text:style-name="Preformatted_20_Text"><text:s text:c="2"/>then combine([mk_M(&lt;FREE&gt;, item.start, item.stop)] ^ <text:span text:style-name="T10">tl</text:span> Q)</text:p>
      <text:p text:style-name="Preformatted_20_Text"><text:s text:c="2"/>else [<text:span text:style-name="T10">hd</text:span> Q] ^ delete(item, <text:span text:style-name="T10">tl</text:span> Q)</text:p>
      <text:p text:style-name="Preformatted_20_Text"><text:s text:c="2"/>measure MQuadrantLen;</text:p>
      <text:p text:style-name="Preformatted_20_Text"/>
      <text:p text:style-name="Preformatted_20_Text">MQuadrantLen: M * Quadrant -&gt; <text:span text:style-name="T10">nat</text:span></text:p>
      <text:p text:style-name="Preformatted_20_Text"><text:soft-page-break/>MQuadrantLen(-,list) == </text:p>
      <text:p text:style-name="Preformatted_20_Text"><text:s text:c="2"/><text:span text:style-name="T10">len</text:span> list;</text:p>
      <text:p text:style-name="Preformatted_20_Text"/>
      <text:p text:style-name="Preformatted_20_Text">fragments: Quadrant -&gt; <text:span text:style-name="T10">nat</text:span></text:p>
      <text:p text:style-name="Preformatted_20_Text">fragments(Q) ==</text:p>
      <text:p text:style-name="Preformatted_20_Text"><text:s text:c="2"/>card {x | x in set <text:span text:style-name="T10">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0">rseed</text:span> := n;</text:p>
      <text:p text:style-name="Preformatted_20_Text"><text:tab/></text:p>
      <text:p text:style-name="Preformatted_20_Text"><text:span text:style-name="T10">inc</text:span>: () ==&gt; ()</text:p>
      <text:p text:style-name="Preformatted_20_Text"><text:span text:style-name="T10">inc</text:span>() ==</text:p>
      <text:p text:style-name="Preformatted_20_Text"><text:s text:c="2"/>for i = 1 to <text:span text:style-name="T10">rseed</text:span> <text:span text:style-name="T10">mod</text:span> 7 + 3 </text:p>
      <text:p text:style-name="Preformatted_20_Text"><text:s text:c="2"/>do</text:p>
      <text:p text:style-name="Preformatted_20_Text"><text:s text:c="4"/><text:span text:style-name="T10">rseed</text:span> := (<text:span text:style-name="T10">rseed</text:span> * 69069 + 5) <text:span text:style-name="T10">mod</text:span> 4294967296;</text:p>
      <text:p text:style-name="Preformatted_20_Text"/>
      <text:p text:style-name="Preformatted_20_Text"><text:span text:style-name="T10">rand</text:span>: nat1 ==&gt; nat1</text:p>
      <text:p text:style-name="Preformatted_20_Text"><text:span text:style-name="T10">rand</text:span>(n) ==</text:p>
      <text:p text:style-name="Preformatted_20_Text"><text:s/>(<text:span text:style-name="T10">inc</text:span>();</text:p>
      <text:p text:style-name="Preformatted_20_Text"><text:s text:c="2"/>return <text:span text:style-name="T10">rseed</text:span> <text:span text:style-name="T10">mod</text:span> n + 1;</text:p>
      <text:p text:style-name="Preformatted_20_Text"><text:s/>);</text:p>
      <text:p text:style-name="Preformatted_20_Text"/>
      <text:p text:style-name="Preformatted_20_Text">FirstFit: nat1 ==&gt; <text:span text:style-name="T10">bool</text:span></text:p>
      <text:p text:style-name="Preformatted_20_Text">FirstFit(size) ==</text:p>
      <text:p text:style-name="Preformatted_20_Text"><text:s/>(let q4 = <text:span text:style-name="T10">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0">bool</text:span></text:p>
      <text:p text:style-name="Preformatted_20_Text">BestFit(size) ==</text:p>
      <text:p text:style-name="Preformatted_20_Text"><text:s/>(let q4 = <text:span text:style-name="T10">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0">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0">rand</text:span>(2) = 1</text:p>
      <text:p text:style-name="Preformatted_20_Text"><text:s text:c="2"/>then let i = <text:span text:style-name="T10">rand</text:span>(<text:span text:style-name="T10">len</text:span> Q3) </text:p>
      <text:p text:style-name="Preformatted_20_Text"><text:s text:c="7"/>in</text:p>
      <text:p text:style-name="Preformatted_20_Text"><text:soft-page-break/><text:s text:c="9"/>if Q3(i).type = &lt;USED&gt;</text:p>
      <text:p text:style-name="Preformatted_20_Text"><text:s text:c="9"/>then Q3 := delete(Q3(i), Q3)</text:p>
      <text:p text:style-name="Preformatted_20_Text"><text:s text:c="9"/>else DeleteOne()</text:p>
      <text:p text:style-name="Preformatted_20_Text"><text:s text:c="2"/>else let i = <text:span text:style-name="T10">rand</text:span>(<text:span text:style-name="T10">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0">pre</text:span> (exists m in set <text:span text:style-name="T10">elems</text:span> Q3 &amp; m.type = &lt;USED&gt;) or</text:p>
      <text:p text:style-name="Preformatted_20_Text"><text:s text:c="4"/>(exists m in set <text:span text:style-name="T10">elems</text:span> Q4 &amp; m.type = &lt;USED&gt;);</text:p>
      <text:p text:style-name="Preformatted_20_Text"/>
      <text:p text:style-name="Preformatted_20_Text">TryFirst: <text:span text:style-name="T10">nat</text:span> ==&gt; <text:span text:style-name="T10">nat</text:span></text:p>
      <text:p text:style-name="Preformatted_20_Text">TryFirst(loops) ==</text:p>
      <text:p text:style-name="Preformatted_20_Text"><text:s/>(<text:span text:style-name="T10">dcl</text:span> count:int := 0;</text:p>
      <text:p text:style-name="Preformatted_20_Text"><text:tab/></text:p>
      <text:p text:style-name="Preformatted_20_Text"><text:s text:c="2"/>while count &lt; loops and Fir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0">nat</text:span> ==&gt; <text:span text:style-name="T10">nat</text:span></text:p>
      <text:p text:style-name="Preformatted_20_Text">TryBest(loops) ==</text:p>
      <text:p text:style-name="Preformatted_20_Text"><text:s/>(<text:span text:style-name="T10">dcl</text:span> count:int := 0;</text:p>
      <text:p text:style-name="Preformatted_20_Text"><text:tab/></text:p>
      <text:p text:style-name="Preformatted_20_Text"><text:s text:c="2"/>while count &lt; loops and BestFit(<text:span text:style-name="T10">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0">seq</text:span> of (&lt;BEST&gt; | &lt;FIRST&gt; | &lt;SAME&gt;)</text:p>
      <text:p text:style-name="Preformatted_20_Text">main(tries, loops) ==</text:p>
      <text:p text:style-name="Preformatted_20_Text"><text:s/>(<text:span text:style-name="T10">dcl</text:span> result: <text:span text:style-name="T10">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0">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0">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soft-page-break/><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889941307"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16/11/10</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1.0</text:user-defined></text:p>
            </table:table-cell>
            <table:table-cell table:style-name="Footing.A1" office:value-type="string">
              <text:p text:style-name="MP5">Copyright © Fujitsu Services 2010</text:p>
            </table:table-cell>
            <table:table-cell table:style-name="Footing.A1" office:value-type="string">
              <text:p text:style-name="MP6">Page <text:page-number text:select-page="current">1</text:page-number> of <text:page-count style:num-format="1">4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16/11/10</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dc:title>VDM User Guide</dc:title>
    <dc:description>The User Guide for VDMJ.</dc:description>
    <meta:editing-cycles>124</meta:editing-cycles>
    <meta:editing-duration>PT24H16M39S</meta:editing-duration>
    <dc:date>2010-11-16T20:59:38</dc:date>
    <meta:keyword>VDMJ</meta:keyword>
    <dc:subject>VDMJ</dc:subject>
    <meta:document-statistic meta:table-count="5" meta:image-count="0" meta:object-count="0" meta:page-count="42" meta:paragraph-count="1575" meta:word-count="13796" meta:character-count="84608"/>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